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a1" style:family="table">
      <style:table-properties style:width="17cm" table:align="margins"/>
    </style:style>
    <style:style style:name="Tabela1.A" style:family="table-column">
      <style:table-column-properties style:column-width="3.595cm" style:rel-column-width="13861*"/>
    </style:style>
    <style:style style:name="Tabela1.B" style:family="table-column">
      <style:table-column-properties style:column-width="7.729cm" style:rel-column-width="29794*"/>
    </style:style>
    <style:style style:name="Tabela1.C" style:family="table-column">
      <style:table-column-properties style:column-width="5.676cm" style:rel-column-width="21880*"/>
    </style:style>
    <style:style style:name="Tabela1.A1" style:family="table-cell">
      <style:table-cell-properties fo:padding="0.097cm" fo:border-left="0.5pt solid #000000" fo:border-right="none" fo:border-top="0.5pt solid #000000" fo:border-bottom="0.5pt solid #000000"/>
    </style:style>
    <style:style style:name="Tabela1.C1" style:family="table-cell">
      <style:table-cell-properties fo:padding="0.097cm" fo:border="0.5pt solid #000000"/>
    </style:style>
    <style:style style:name="Tabela1.A2" style:family="table-cell">
      <style:table-cell-properties fo:padding="0.097cm" fo:border-left="0.5pt solid #000000" fo:border-right="none" fo:border-top="none" fo:border-bottom="0.5pt solid #000000"/>
    </style:style>
    <style:style style:name="Tabela1.C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line-height="150%"/>
      <style:text-properties style:font-name="Arial1" officeooo:rsid="0012c25e" officeooo:paragraph-rsid="0012c25e"/>
    </style:style>
    <style:style style:name="P2" style:family="paragraph" style:parent-style-name="Standard" style:list-style-name="L1">
      <style:paragraph-properties fo:line-height="150%"/>
      <style:text-properties style:font-name="Arial1" officeooo:rsid="0012c25e" officeooo:paragraph-rsid="0012c25e"/>
    </style:style>
    <style:style style:name="P3" style:family="paragraph" style:parent-style-name="Heading_20_2">
      <style:paragraph-properties fo:break-before="page"/>
    </style:style>
    <style:style style:name="P4" style:family="paragraph" style:parent-style-name="Standard">
      <style:paragraph-properties fo:line-height="150%"/>
      <style:text-properties style:font-name="Arial1" officeooo:rsid="00147623" officeooo:paragraph-rsid="00147623"/>
    </style:style>
    <style:style style:name="P5" style:family="paragraph" style:parent-style-name="Table_20_Contents">
      <style:paragraph-properties fo:text-align="center" style:justify-single-word="false"/>
      <style:text-properties style:font-name="Arial1" fo:font-weight="bold" officeooo:rsid="00148511" officeooo:paragraph-rsid="00148511" style:font-weight-asian="bold" style:font-weight-complex="bold"/>
    </style:style>
    <style:style style:name="P6" style:family="paragraph" style:parent-style-name="Table_20_Contents">
      <style:text-properties style:font-name="Arial1" officeooo:rsid="00147623" officeooo:paragraph-rsid="00147623"/>
    </style:style>
    <style:style style:name="P7" style:family="paragraph" style:parent-style-name="Table_20_Contents">
      <style:text-properties style:font-name="Arial1" officeooo:rsid="00148511" officeooo:paragraph-rsid="00148511"/>
    </style:style>
    <style:style style:name="P8" style:family="paragraph" style:parent-style-name="Standard">
      <style:paragraph-properties fo:line-height="150%"/>
      <style:text-properties style:font-name="Arial1" officeooo:rsid="0016fff1" officeooo:paragraph-rsid="0016fff1"/>
    </style:style>
    <style:style style:name="T1" style:family="text">
      <style:text-properties officeooo:rsid="0014851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elhorando o uso do user</text:h>
      <text:h text:style-name="Heading_20_2" text:outline-level="2">Padrão Single Activity</text:h>
      <text:p text:style-name="P1"/>
      <text:p text:style-name="P1">Tipo de arquitetura que projeta apps utsando uma única activity. Dentro dela tem um conatiner e dentro dele tem os fragments para mostrar todas as telas. Assim mantêm só um ciclo de activity sem iniciar outras. Toda renderização fica nos fragments, que tem um ciclo mas leve e diminui o processamento.</text:p>
      <text:p text:style-name="P1"><text:tab/>Então temos que existe só uma activity no projeto, usando o componente Navigation do Jetpack:</text:p>
      <text:p text:style-name="P1"/>
      <text:h text:style-name="Heading_20_3" text:outline-level="3">Activity</text:h>
      <text:list text:style-name="L1">
        <text:list-item>
          <text:p text:style-name="P2">Fragment Container</text:p>
          <text:list>
            <text:list-item>
              <text:p text:style-name="P2">Fragment 1</text:p>
            </text:list-item>
            <text:list-item>
              <text:p text:style-name="P2">Fragment 2</text:p>
            </text:list-item>
            <text:list-item>
              <text:p text:style-name="P2">Fragment 3</text:p>
            </text:list-item>
            <text:list-item>
              <text:p text:style-name="P2">Fragment 4</text:p>
            </text:list-item>
          </text:list>
        </text:list-item>
        <text:list-item>
          <text:p text:style-name="P2">Controlador de navegação</text:p>
        </text:list-item>
        <text:list-item>
          <text:p text:style-name="P2">Envio e recebimento de dados</text:p>
        </text:list-item>
        <text:list-item>
          <text:p text:style-name="P2">Animação de transições</text:p>
        </text:list-item>
        <text:list-item>
          <text:p text:style-name="P2">Ação de “voltar para o anterior”</text:p>
        </text:list-item>
      </text:list>
      <text:p text:style-name="P1"/>
      <text:h text:style-name="P3" text:outline-level="2">Navegação</text:h>
      <text:p text:style-name="P4"/>
      <text:p text:style-name="P4">O componente Navigation do Jetpack tem a biblio Navigation e o Safe Args do Gladle, além de outras que simplificam muito a construção. </text:p>
      <text:p text:style-name="P4"/>
      <text:p text:style-name="P4">Principais conceitos</text:p>
      <text:p text:style-name="P4"/>
      <table:table table:name="Tabela1" table:style-name="Tabela1">
        <table:table-column table:style-name="Tabela1.A"/>
        <table:table-column table:style-name="Tabela1.B"/>
        <table:table-column table:style-name="Tabela1.C"/>
        <table:table-row>
          <table:table-cell table:style-name="Tabela1.A1" office:value-type="string">
            <text:p text:style-name="P5">Conceito</text:p>
          </table:table-cell>
          <table:table-cell table:style-name="Tabela1.A1" office:value-type="string">
            <text:p text:style-name="P5">Objetivo</text:p>
          </table:table-cell>
          <table:table-cell table:style-name="Tabela1.C1" office:value-type="string">
            <text:p text:style-name="P5">Tipo</text:p>
          </table:table-cell>
        </table:table-row>
        <table:table-row>
          <table:table-cell table:style-name="Tabela1.A2" office:value-type="string">
            <text:p text:style-name="P6">Host</text:p>
          </table:table-cell>
          <table:table-cell table:style-name="Tabela1.A2" office:value-type="string">
            <text:p text:style-name="P6">Contém o destino de navegação atual</text:p>
          </table:table-cell>
          <table:table-cell table:style-name="Tabela1.C2" office:value-type="string">
            <text:p text:style-name="P6">Compose: NavHost<text:line-break/>Fragments: NavHostFragment</text:p>
          </table:table-cell>
        </table:table-row>
        <table:table-row>
          <table:table-cell table:style-name="Tabela1.A2" office:value-type="string">
            <text:p text:style-name="P6">Gráfico</text:p>
          </table:table-cell>
          <table:table-cell table:style-name="Tabela1.A2" office:value-type="string">
            <text:p text:style-name="P6">Estrutura de dados que define os destino<text:span text:style-name="T1">s</text:span> e como se conectam</text:p>
          </table:table-cell>
          <table:table-cell table:style-name="Tabela1.C2" office:value-type="string">
            <text:p text:style-name="P6">NavGraph</text:p>
          </table:table-cell>
        </table:table-row>
        <table:table-row>
          <table:table-cell table:style-name="Tabela1.A2" office:value-type="string">
            <text:p text:style-name="P6">Controlador</text:p>
          </table:table-cell>
          <table:table-cell table:style-name="Tabela1.A2" office:value-type="string">
            <text:p text:style-name="P6">Gerencia a navegação entre os destinos, além de ter métodos para processar os links diretos, gerenciar basckstack e outros</text:p>
          </table:table-cell>
          <table:table-cell table:style-name="Tabela1.C2" office:value-type="string">
            <text:p text:style-name="P7">NavController</text:p>
          </table:table-cell>
        </table:table-row>
        <table:table-row>
          <table:table-cell table:style-name="Tabela1.A2" office:value-type="string">
            <text:p text:style-name="P6">Destino</text:p>
          </table:table-cell>
          <table:table-cell table:style-name="Tabela1.A2" office:value-type="string">
            <text:p text:style-name="P6">Um nó no gráfico de navegação. <text:span text:style-name="T1">Quando o user navega até ele, o host mostra seu conteúdo</text:span></text:p>
          </table:table-cell>
          <table:table-cell table:style-name="Tabela1.C2" office:value-type="string">
            <text:p text:style-name="P7">NavDestination, normalmente criada durante a criação do gráfico de navegação</text:p>
          </table:table-cell>
        </table:table-row>
        <table:table-row>
          <table:table-cell table:style-name="Tabela1.A2" office:value-type="string">
            <text:p text:style-name="P6">Rota</text:p>
          </table:table-cell>
          <table:table-cell table:style-name="Tabela1.A2" office:value-type="string">
            <text:p text:style-name="P7">Identifica de forma exclusiva o destino e os dados que ele exige. E os trajetos levam aos destinos</text:p>
          </table:table-cell>
          <table:table-cell table:style-name="Tabela1.C2" office:value-type="string">
            <text:p text:style-name="P7">Qualquer tipo de dado seriável</text:p>
          </table:table-cell>
        </table:table-row>
      </table:table>
      <text:p text:style-name="P4"/>
      <text:h text:style-name="Heading_20_2" text:outline-level="2">Dados observáveis</text:h>
      <text:p text:style-name="P8"/>
      <text:p text:style-name="P8">Servem para UI ouvir mudanças de e mudarem de forma reativa. Os dados são LiveData e Flo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02T15:19:30.154710500</meta:creation-date>
    <dc:date>2026-01-03T15:38:49.526011700</dc:date>
    <meta:editing-duration>PT1H4M10S</meta:editing-duration>
    <meta:editing-cycles>2</meta:editing-cycles>
    <meta:generator>LibreOffice/25.8.3.2$Windows_X86_64 LibreOffice_project/8ca8d55c161d602844f5428fa4b58097424e324e</meta:generator>
    <meta:document-statistic meta:table-count="1" meta:image-count="0" meta:object-count="0" meta:page-count="2" meta:paragraph-count="37" meta:word-count="256" meta:character-count="1518" meta:non-whitespace-character-count="1306"/>
  </office:meta>
</office:document-meta>
</file>